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60000004271753F2FECE7F83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F Pro Display" svg:font-family="'SF Pro Display'" style:font-family-generic="modern" style:font-pitch="variable"/>
    <style:font-face style:name="SF Pro Display1" svg:font-family="'SF Pro Display'" style:font-adornments="Bold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000000" draw:opacity="65%" draw:textarea-horizontal-align="justify" draw:textarea-vertical-align="middle" draw:auto-grow-height="false" fo:min-height="15.5cm" fo:min-width="27.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000000" draw:opacity="65%"/>
      <style:paragraph-properties fo:text-align="center"/>
    </style:style>
    <style:style style:name="P2" style:family="paragraph">
      <style:text-properties fo:color="#cccccc" loext:opacity="100%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cccccc" loext:opacity="100%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style-name="Regular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style-name="Regular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style-name="Regular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style-name="Regular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style-name="Regular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style-name="Regular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style-name="Regular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style-name="Regular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style-name="Regular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399cm" svg:y="1.256cm" presentation:class="title" presentation:user-transformed="true">
          <draw:text-box>
            <text:p><text:span text:style-name="T1">Kernfu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Inhalt<text:tab/></text:p>
          </draw:text-box>
        </draw:frame>
        <draw:frame presentation:style-name="pr3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Grundlagen der Kernfusion</text:p>
              </text:list-item>
              <text:list-item>
                <text:p>Geschichte der Kernfusion</text:p>
              </text:list-item>
              <text:list-item>
                <text:p>Natürliche Kernfusion</text:p>
              </text:list-item>
              <text:list-item>
                <text:p>Kernfusion zur Energiegewinning</text:p>
              </text:list-item>
              <text:list-item>
                <text:p>Quelle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Grundlagen der Kernfusion<text:tab/>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Geschichte der Kernfusion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Natürliche Kernfusion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Proton-Proton-Reaktion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Kernfusion zur Energiegewinnung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Tokamak-Reaktor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Stellarator-Reaktor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399cm" svg:y="0.627cm" presentation:class="title" presentation:user-transformed="true">
          <draw:text-box>
            <text:p>Quellen</text:p>
          </draw:text-box>
        </draw:frame>
        <draw:frame presentation:style-name="pr3" draw:layer="layout" svg:width="25.199cm" svg:height="9.134cm" svg:x="1.399cm" svg:y="3.68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F Pro Display" svg:font-family="'SF Pro Display'" style:font-family-generic="modern" style:font-pitch="variable"/>
    <style:font-face style:name="SF Pro Display1" svg:font-family="'SF Pro Display'" style:font-adornments="Bold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760000004271753F2FECE7F83D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draw:fill-image-width="100%" draw:fill-image-height="100%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style-name="Regular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fo:color="#ffffff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style-name="Regular" fo:color="#ffffff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style-name="Regular" fo:color="#ffffff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style-name="Regular" fo:color="#ffffff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style-name="Regular" fo:color="#ffffff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style-name="Regular" fo:color="#ffffff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style-name="Regular" fo:color="#ffffff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style-name="Regular" fo:color="#ffffff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style-name="Regular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F Pro Display1" fo:font-family="'SF Pro Display'" style:font-style-name="Bold" style:font-family-generic="moder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F Pro Display1" fo:font-family="'SF Pro Display'" style:font-style-name="Bold" style:font-family-generic="moder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4T13:08:18.628000000</meta:creation-date>
    <dc:date>2024-01-23T14:20:56.263000000</dc:date>
    <meta:editing-duration>PT3H24M43S</meta:editing-duration>
    <meta:editing-cycles>2</meta:editing-cycles>
    <meta:generator>LibreOffice/7.6.2.1$Windows_X86_64 LibreOffice_project/56f7684011345957bbf33a7ee678afaf4d2ba333</meta:generator>
    <meta:document-statistic meta:object-count="70"/>
  </office:meta>
</office:document-meta>
</file>